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 style:list-style-name="L1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qrtx/" text:style-name="Internet_20_link" text:visited-style-name="Visited_20_Internet_20_Link"><text:span text:style-name="T1">Sqrt(x)</text:span></text:a></text:p>
      <text:section text:style-name="Sect1" text:name="headlessui-popover-button-:r10:">
        <text:p text:style-name="Standard"/>
      </text:section>
      <text:section text:style-name="Sect1" text:name="headlessui-popover-button-:rh:">
        <text:p text:style-name="Standard"/>
      </text:section>
      <text:p text:style-name="P3">Easy</text:p>
      <text:p text:style-name="P3">7K</text:p>
      <text:p text:style-name="P3">4.2K</text:p>
      <text:section text:style-name="Sect1" text:name="headlessui-popover-button-:rm:">
        <text:p text:style-name="Standard"/>
      </text:section>
      <text:section text:style-name="Sect1" text:name="headlessui-popover-button-:rp:">
        <text:p text:style-name="Standard"/>
      </text:section>
      <text:p text:style-name="P4">Companies</text:p>
      <text:p text:style-name="P5"><text:span text:style-name="T1">Given a non-negative integer </text:span><text:span text:style-name="Source_20_Text"><text:span text:style-name="T2">x</text:span></text:span><text:span text:style-name="T1">, return </text:span><text:span text:style-name="Emphasis"><text:span text:style-name="T1">the square root of </text:span></text:span><text:span text:style-name="Source_20_Text"><text:span text:style-name="T2">x</text:span></text:span><text:span text:style-name="Emphasis"><text:span text:style-name="T1"> rounded down to the nearest integer</text:span></text:span><text:span text:style-name="T1">. The returned integer should be </text:span><text:span text:style-name="Strong_20_Emphasis"><text:span text:style-name="T1">non-negative</text:span></text:span><text:span text:style-name="T1"> as well.</text:span></text:p>
      <text:p text:style-name="P5"><text:span text:style-name="T1">You </text:span><text:span text:style-name="Strong_20_Emphasis"><text:span text:style-name="T1">must not use</text:span></text:span><text:span text:style-name="T1"> any built-in exponent function or operator.</text:span></text:p>
      <text:list xml:id="list1589074836" text:style-name="L1">
        <text:list-item>
          <text:p text:style-name="P6"><text:span text:style-name="T1">For example, do not use </text:span><text:span text:style-name="Source_20_Text"><text:span text:style-name="T2">pow(x, 0.5)</text:span></text:span><text:span text:style-name="T1"> in c++ or </text:span><text:span text:style-name="Source_20_Text"><text:span text:style-name="T2">x ** 0.5</text:span></text:span><text:span text:style-name="T1"> in python.</text:span></text:p>
        </text:list-item>
      </text:list>
      <text:p text:style-name="P7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x = 4</text:span></text:p>
      <text:p text:style-name="P2"><text:span text:style-name="Strong_20_Emphasis"><text:span text:style-name="T1">Output:</text:span></text:span><text:span text:style-name="T1"> 2</text:span></text:p>
      <text:p text:style-name="P1"><text:span text:style-name="Strong_20_Emphasis"><text:span text:style-name="T1">Explanation:</text:span></text:span><text:span text:style-name="T1"> The square root of 4 is 2, so we return 2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x = 8</text:span></text:p>
      <text:p text:style-name="P2"><text:span text:style-name="Strong_20_Emphasis"><text:span text:style-name="T1">Output:</text:span></text:span><text:span text:style-name="T1"> 2</text:span></text:p>
      <text:p text:style-name="P1"><text:span text:style-name="Strong_20_Emphasis"><text:span text:style-name="T1">Explanation:</text:span></text:span><text:span text:style-name="T1"> The square root of 8 is 2.82842..., and since we round it down to the nearest integer, 2 is returned.</text:span></text:p>
      <text:p text:style-name="P7"> </text:p>
      <text:p text:style-name="P5"><text:span text:style-name="Strong_20_Emphasis"><text:span text:style-name="T1">Constraints:</text:span></text:span></text:p>
      <text:list xml:id="list1325104576" text:style-name="L2">
        <text:list-item>
          <text:p text:style-name="P8"><text:span text:style-name="Source_20_Text"><text:span text:style-name="T2">0 &lt;= x &lt;= 2</text:span></text:span><text:span text:style-name="Source_20_Text"><text:span text:style-name="T1">31</text:span></text:span><text:span text:style-name="Source_20_Text"><text:span text:style-name="T2"> - 1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5T11:38:25.564000000</dc:date>
    <meta:editing-duration>PT12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0" meta:word-count="114" meta:character-count="564" meta:non-whitespace-character-count="468"/>
  </office:meta>
</office:document-meta>
</file>